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1f11d1"/>
    </style:style>
    <style:style style:name="T2" style:family="text">
      <style:text-properties officeooo:rsid="00209a6e"/>
    </style:style>
    <style:style style:name="T3" style:family="text">
      <style:text-properties officeooo:rsid="001f11d1"/>
    </style:style>
    <style:style style:name="T4" style:family="text">
      <style:text-properties officeooo:rsid="00209a6e"/>
    </style:style>
    <style:style style:name="T5" style:family="text">
      <style:text-properties officeooo:rsid="001e0093"/>
    </style:style>
    <style:style style:name="T6" style:family="text">
      <style:text-properties officeooo:rsid="0021f86a"/>
    </style:style>
    <style:style style:name="T7" style:family="text">
      <style:text-properties officeooo:rsid="002390bd"/>
    </style:style>
    <style:style style:name="T8" style:family="text">
      <style:text-properties officeooo:rsid="0024d99a"/>
    </style:style>
    <style:style style:name="T9" style:family="text">
      <style:text-properties officeooo:rsid="00259b42"/>
    </style:style>
  </office:automatic-styles>
  <office:body>
    <office:text text:use-soft-page-breaks="true">
      <office:forms form:automatic-focus="false" form:apply-design-mode="false"/>
      <text:tracked-changes>
        <text:changed-region xml:id="ct94302755831152" text:id="ct94302755831152">
          <text:insertion>
            <office:change-info>
              <dc:creator>Unknown Author</dc:creator>
              <dc:date>2018-08-03T08:24:11</dc:date>
            </office:change-info>
          </text:insertion>
        </text:changed-region>
        <text:changed-region xml:id="ct94302755826464" text:id="ct94302755826464">
          <text:insertion>
            <office:change-info>
              <dc:creator>Unknown Author</dc:creator>
              <dc:date>2018-08-03T08:24:50</dc:date>
            </office:change-info>
          </text:insertion>
        </text:changed-region>
        <text:changed-region xml:id="ct94302755825200" text:id="ct94302755825200">
          <text:insertion>
            <office:change-info>
              <dc:creator>Unknown Author</dc:creator>
              <dc:date>2018-08-03T08:25:08</dc:date>
            </office:change-info>
          </text:insertion>
        </text:changed-region>
        <text:changed-region xml:id="ct94302755799248" text:id="ct94302755799248">
          <text:insertion>
            <office:change-info>
              <dc:creator>Unknown Author</dc:creator>
              <dc:date>2018-08-03T08:26:14</dc:date>
            </office:change-info>
          </text:insertion>
        </text:changed-region>
        <text:changed-region xml:id="ct94302755793200" text:id="ct94302755793200">
          <text:insertion>
            <office:change-info>
              <dc:creator>Unknown Author</dc:creator>
              <dc:date>2018-08-03T08:27:21</dc:date>
            </office:change-info>
          </text:insertion>
        </text:changed-region>
        <text:changed-region xml:id="ct94302755960944" text:id="ct94302755960944">
          <text:insertion>
            <office:change-info>
              <dc:creator>Unknown Author</dc:creator>
              <dc:date>2018-08-03T08:28:15</dc:date>
            </office:change-info>
          </text:insertion>
        </text:changed-region>
        <text:changed-region xml:id="ct94302755962576" text:id="ct94302755962576">
          <text:insertion>
            <office:change-info>
              <dc:creator>Unknown Author</dc:creator>
              <dc:date>2018-08-03T08:36:59</dc:date>
            </office:change-info>
          </text:insertion>
        </text:changed-region>
        <text:changed-region xml:id="ct94302755964240" text:id="ct94302755964240">
          <text:insertion>
            <office:change-info>
              <dc:creator>Unknown Author</dc:creator>
              <dc:date>2018-08-03T08:37:00</dc:date>
            </office:change-info>
          </text:insertion>
        </text:changed-region>
        <text:changed-region xml:id="ct94302755954048" text:id="ct94302755954048">
          <text:insertion>
            <office:change-info>
              <dc:creator>Unknown Author</dc:creator>
              <dc:date>2018-08-03T08:29:06</dc:date>
            </office:change-info>
          </text:insertion>
        </text:changed-region>
        <text:changed-region xml:id="ct94302755959440" text:id="ct94302755959440">
          <text:insertion>
            <office:change-info>
              <dc:creator>Unknown Author</dc:creator>
              <dc:date>2018-08-03T08:30:11</dc:date>
            </office:change-info>
          </text:insertion>
        </text:changed-region>
        <text:changed-region xml:id="ct94302755962192" text:id="ct94302755962192">
          <text:deletion>
            <office:change-info>
              <dc:creator>Unknown Author</dc:creator>
              <dc:date>2018-08-03T08:26:50</dc:date>
            </office:change-info>
            <text:p text:style-name="Standard">With good inductive biases development should learn that trait 1 is constant and 2 is variable</text:p>
          </text:deletion>
        </text:changed-region>
        <text:changed-region xml:id="ct94302755956992" text:id="ct94302755956992">
          <text:insertion>
            <office:change-info>
              <dc:creator>Unknown Author</dc:creator>
              <dc:date>2018-08-03T08:26:51</dc:date>
            </office:change-info>
          </text:insertion>
        </text:changed-region>
        <text:changed-region xml:id="ct94302755962960" text:id="ct94302755962960">
          <text:insertion>
            <office:change-info>
              <dc:creator>Unknown Author</dc:creator>
              <dc:date>2018-08-03T08:27:00</dc:date>
            </office:change-info>
          </text:insertion>
        </text:changed-region>
        <text:changed-region xml:id="ct94302755276896" text:id="ct94302755276896">
          <text:deletion>
            <office:change-info>
              <dc:creator>Unknown Author</dc:creator>
              <dc:date>2018-08-03T08:26:46</dc:date>
            </office:change-info>
            <text:p text:style-name="Standard">With good inductive biases development should learn proportionality</text:p>
          </text:deletion>
        </text:changed-region>
        <text:changed-region xml:id="ct94302762536864" text:id="ct94302762536864">
          <text:insertion>
            <office:change-info>
              <dc:creator>Unknown Author</dc:creator>
              <dc:date>2018-08-03T14:34:26</dc:date>
            </office:change-info>
          </text:insertion>
        </text:changed-region>
        <text:changed-region xml:id="ct94302762203840" text:id="ct94302762203840">
          <text:insertion>
            <office:change-info>
              <dc:creator>Unknown Author</dc:creator>
              <dc:date>2018-08-03T14:34:28</dc:date>
            </office:change-info>
          </text:insertion>
        </text:changed-region>
        <text:changed-region xml:id="ct94302762904016" text:id="ct94302762904016">
          <text:insertion>
            <office:change-info>
              <dc:creator>Unknown Author</dc:creator>
              <dc:date>2018-08-03T14:34:35</dc:date>
            </office:change-info>
          </text:insertion>
        </text:changed-region>
        <text:changed-region xml:id="ct94302755963456" text:id="ct94302755963456">
          <text:insertion>
            <office:change-info>
              <dc:creator>Unknown Author</dc:creator>
              <dc:date>2018-08-03T08:40:46</dc:date>
            </office:change-info>
          </text:insertion>
        </text:changed-region>
        <text:changed-region xml:id="ct94302755966320" text:id="ct94302755966320">
          <text:deletion>
            <office:change-info>
              <dc:creator>Unknown Author</dc:creator>
              <dc:date>2018-08-03T08:40:42</dc:date>
            </office:change-info>
            <text:p text:style-name="P1"><text:span text:style-name="T1">Y</text:span></text:p>
          </text:deletion>
        </text:changed-region>
        <text:changed-region xml:id="ct94302755446128" text:id="ct94302755446128">
          <text:deletion>
            <office:change-info>
              <dc:creator>Unknown Author</dc:creator>
              <dc:date>2018-08-03T08:40:49</dc:date>
            </office:change-info>
            <text:p text:style-name="P1">y</text:p>
          </text:deletion>
        </text:changed-region>
        <text:changed-region xml:id="ct94302755446912" text:id="ct94302755446912">
          <text:insertion>
            <office:change-info>
              <dc:creator>Unknown Author</dc:creator>
              <dc:date>2018-08-03T08:40:49</dc:date>
            </office:change-info>
          </text:insertion>
        </text:changed-region>
        <text:changed-region xml:id="ct94302755450560" text:id="ct94302755450560">
          <text:insertion>
            <office:change-info>
              <dc:creator>Unknown Author</dc:creator>
              <dc:date>2018-08-03T09:05:48</dc:date>
            </office:change-info>
          </text:insertion>
        </text:changed-region>
        <text:changed-region xml:id="ct94302755451888" text:id="ct94302755451888">
          <text:insertion>
            <office:change-info>
              <dc:creator>Unknown Author</dc:creator>
              <dc:date>2018-08-03T09:06:00</dc:date>
            </office:change-info>
          </text:insertion>
        </text:changed-region>
        <text:changed-region xml:id="ct94302755452112" text:id="ct94302755452112">
          <text:insertion>
            <office:change-info>
              <dc:creator>Unknown Author</dc:creator>
              <dc:date>2018-08-03T09:05:51</dc:date>
            </office:change-info>
          </text:insertion>
        </text:changed-region>
        <text:changed-region xml:id="ct94302755452336" text:id="ct94302755452336">
          <text:deletion>
            <office:change-info>
              <dc:creator>Unknown Author</dc:creator>
              <dc:date>2018-08-03T09:05:52</dc:date>
            </office:change-info>
            <text:p text:style-name="P1"><text:span text:style-name="T2">z</text:span></text:p>
          </text:deletion>
        </text:changed-region>
        <text:changed-region xml:id="ct94302742036256" text:id="ct94302742036256">
          <text:insertion>
            <office:change-info>
              <dc:creator>Unknown Author</dc:creator>
              <dc:date>2018-08-03T15:37:34</dc:date>
            </office:change-info>
          </text:insertion>
        </text:changed-region>
        <text:changed-region xml:id="ct94302755960288" text:id="ct94302755960288">
          <text:insertion>
            <office:change-info>
              <dc:creator>Unknown Author</dc:creator>
              <dc:date>2018-08-03T08:41:18</dc:date>
            </office:change-info>
          </text:insertion>
        </text:changed-region>
        <text:changed-region xml:id="ct94302755936800" text:id="ct94302755936800">
          <text:insertion>
            <office:change-info>
              <dc:creator>Unknown Author</dc:creator>
              <dc:date>2018-08-03T08:41:32</dc:date>
            </office:change-info>
          </text:insertion>
        </text:changed-region>
        <text:changed-region xml:id="ct94302755966592" text:id="ct94302755966592">
          <text:insertion>
            <office:change-info>
              <dc:creator>Unknown Author</dc:creator>
              <dc:date>2018-08-03T09:06:21</dc:date>
            </office:change-info>
          </text:insertion>
        </text:changed-region>
        <text:changed-region xml:id="ct94302754253584" text:id="ct94302754253584">
          <text:insertion>
            <office:change-info>
              <dc:creator>Unknown Author</dc:creator>
              <dc:date>2018-08-03T15:36:51</dc:date>
            </office:change-info>
          </text:insertion>
        </text:changed-region>
        <text:changed-region xml:id="ct94302719350096" text:id="ct94302719350096">
          <text:insertion>
            <office:change-info>
              <dc:creator>Unknown Author</dc:creator>
              <dc:date>2018-08-03T15:36:49</dc:date>
            </office:change-info>
          </text:insertion>
        </text:changed-region>
        <text:changed-region xml:id="ct94302755451136" text:id="ct94302755451136">
          <text:insertion>
            <office:change-info>
              <dc:creator>Unknown Author</dc:creator>
              <dc:date>2018-08-03T09:07:57</dc:date>
            </office:change-info>
          </text:insertion>
        </text:changed-region>
        <text:changed-region xml:id="ct94302755287072" text:id="ct94302755287072">
          <text:insertion>
            <office:change-info>
              <dc:creator>Unknown Author</dc:creator>
              <dc:date>2018-08-03T09:08:16</dc:date>
            </office:change-info>
          </text:insertion>
        </text:changed-region>
        <text:changed-region xml:id="ct94302755975152" text:id="ct94302755975152">
          <text:insertion>
            <office:change-info>
              <dc:creator>Unknown Author</dc:creator>
              <dc:date>2018-08-03T09:09:03</dc:date>
            </office:change-info>
          </text:insertion>
        </text:changed-region>
        <text:changed-region xml:id="ct94302755975376" text:id="ct94302755975376">
          <text:insertion>
            <office:change-info>
              <dc:creator>Unknown Author</dc:creator>
              <dc:date>2018-08-03T09:10:26</dc:date>
            </office:change-info>
          </text:insertion>
        </text:changed-region>
        <text:changed-region xml:id="ct94302755875216" text:id="ct94302755875216">
          <text:insertion>
            <office:change-info>
              <dc:creator>Unknown Author</dc:creator>
              <dc:date>2018-08-03T15:40:22</dc:date>
            </office:change-info>
          </text:insertion>
        </text:changed-region>
        <text:changed-region xml:id="ct94302763016064" text:id="ct94302763016064">
          <text:insertion>
            <office:change-info>
              <dc:creator>Unknown Author</dc:creator>
              <dc:date>2018-08-03T15:40:18</dc:date>
            </office:change-info>
          </text:insertion>
        </text:changed-region>
        <text:changed-region xml:id="ct94302718690256" text:id="ct94302718690256">
          <text:deletion>
            <office:change-info>
              <dc:creator>Unknown Author</dc:creator>
              <dc:date>2018-08-03T15:40:52</dc:date>
            </office:change-info>
            <text:p text:style-name="P1">Further development: implement recombination: select two parents, each contributes half of the rows for each matrix</text:p>
            <text:p text:style-name="P1"/>
          </text:deletion>
        </text:changed-region>
        <text:changed-region xml:id="ct94302742071872" text:id="ct94302742071872">
          <text:insertion>
            <office:change-info>
              <dc:creator>Unknown Author</dc:creator>
              <dc:date>2018-08-03T15:38:35</dc:date>
            </office:change-info>
          </text:insertion>
        </text:changed-region>
        <text:changed-region xml:id="ct94302741877808" text:id="ct94302741877808">
          <text:insertion>
            <office:change-info>
              <dc:creator>Unknown Author</dc:creator>
              <dc:date>2018-08-03T15:38:42</dc:date>
            </office:change-info>
          </text:insertion>
        </text:changed-region>
        <text:changed-region xml:id="ct94302719209984" text:id="ct94302719209984">
          <text:deletion>
            <office:change-info>
              <dc:creator>Unknown Author</dc:creator>
              <dc:date>2018-08-03T15:40:56</dc:date>
            </office:change-info>
            <text:p text:style-name="P1">Future developments:</text:p>
            <text:p text:style-name="P1"><text:tab/><text:tab/>count proportion of developmentally unstable individuals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 Model specifications</text:p>
      <text:p text:style-name="Standard"/>
      <text:p text:style-name="Standard">problem structure </text:p>
      <text:p text:style-name="Standard"><text:tab/>Batch learning: each organism is exposed to all environments within its lifetime</text:p>
      <text:p text:style-name="Standard"><text:tab/>input specified as 2-dimensional bit-string<text:change-start text:change-id="ct94302755831152"/> <text:span text:style-name="T5">OK. It is the vector “BLOCK”</text:span><text:change-end text:change-id="ct94302755831152"/></text:p>
      <text:p text:style-name="Standard"><text:tab/>output in 2D continuous parameter space<text:change-start text:change-id="ct94302755826464"/> <text:span text:style-name="T5">OK. It is the vector “”</text:span><text:change-end text:change-id="ct94302755826464"/></text:p>
      <text:p text:style-name="Standard"><text:tab/>Two problem classes (A and B, defined below), with no shared regularities between target phenotypes</text:p>
      <text:p text:style-name="Standard"><text:tab/>Each problem has one phenotypic target per environment, and two environments<text:change-start text:change-id="ct94302755825200"/></text:p>
      <text:p text:style-name="Standard"><text:change-end text:change-id="ct94302755825200"/><text:change-start text:change-id="ct94302755799248"/><text:s text:c="11"/><text:span text:style-name="T5">OK. Each environment X with inputs Y is </text:span><text:change-end text:change-id="ct94302755799248"/><text:change-start text:change-id="ct94302755793200"/><text:span text:style-name="T5">called IND(:)%EPIGEN</text:span><text:change-end text:change-id="ct94302755793200"/><text:change-start text:change-id="ct94302755960944"/><text:span text:style-name="T5">(Y,X)</text:span><text:change-end text:change-id="ct94302755960944"/><text:change-start text:change-id="ct94302755962576"/><text:span text:style-name="T5">, m</text:span><text:change-end text:change-id="ct94302755962576"/><text:change-start text:change-id="ct94302755964240"/><text:span text:style-name="T5">anually introduced in line 105 of initial.mod.f90</text:span><text:change-end text:change-id="ct94302755964240"/></text:p>
      <text:p text:style-name="Standard"><text:tab/>Problem classes are specific logical functions of inputs/environments (e.g. xor, iff)<text:change-start text:change-id="ct94302755954048"/></text:p>
      <text:p text:style-name="Standard"><text:s text:c="11"/>! <text:span text:style-name="T5">THE TARGETS HAVE TO BE MANUALLY INTRODUCED IN LINE 70 OF INITIAL.MOD.F90</text:span><text:change-end text:change-id="ct94302755954048"/><text:change-start text:change-id="ct94302755959440"/><text:span text:style-name="T5">. </text:span><text:change-end text:change-id="ct94302755959440"/></text:p>
      <text:p text:style-name="Standard"><text:tab/>Problem class A: both targets share same value of trait 1 but different trait 2 (e.g., Target1=3,7 Target2=3,9)</text:p>
      <text:p text:style-name="Standard"><text:tab/><text:tab/><text:change text:change-id="ct94302755962192"/><text:change-start text:change-id="ct94302755956992"/> <text:s text:c="9"/><text:span text:style-name="T5">These are possible results. </text:span><text:change-end text:change-id="ct94302755956992"/><text:change-start text:change-id="ct94302755962960"/><text:span text:style-name="T5">Not “encodable”.</text:span><text:change-end text:change-id="ct94302755962960"/></text:p>
      <text:p text:style-name="Standard"><text:tab/>Problem class B: the two targets are proportional to each other (e.g., Target1=2,5 Target2=3,15)</text:p>
      <text:p text:style-name="Standard"><text:tab/><text:tab/><text:change text:change-id="ct94302755276896"/></text:p>
      <text:p text:style-name="Standard"/>
      <text:p text:style-name="P1">Developmental system (Mostly from Draghi 2011)</text:p>
      <text:p text:style-name="P1"><text:tab/>Recurrent single layer neural network, 20 time steps per organism<text:change-start text:change-id="ct94302762536864"/> <text:span text:style-name="T6">OK</text:span><text:change-end text:change-id="ct94302762536864"/></text:p>
      <text:p text:style-name="P1"><text:tab/>Non-linear sigmoidal activation functions for internal layer<text:change-start text:change-id="ct94302762203840"/> <text:s text:c="10"/><text:span text:style-name="T6">OK</text:span><text:change-end text:change-id="ct94302762203840"/></text:p>
      <text:p text:style-name="P1"><text:tab/>4 matrices<text:change-start text:change-id="ct94302762904016"/> <text:span text:style-name="T6">OK</text:span><text:change-end text:change-id="ct94302762904016"/></text:p>
      <text:p text:style-name="P1"><text:tab/><text:tab/><text:change-start text:change-id="ct94302755963456"/><text:span text:style-name="T1">WW</text:span><text:change-end text:change-id="ct94302755963456"/><text:change text:change-id="ct94302755966320"/>, determines node to node connection, binary: if 0 nodes are not connected and weight is 0, otherwise weight as per matrix y (below)</text:p>
      <text:p text:style-name="P1"><text:tab/><text:tab/><text:change text:change-id="ct94302755446128"/><text:change-start text:change-id="ct94302755446912"/><text:span text:style-name="T1">W</text:span><text:change-end text:change-id="ct94302755446912"/>, determines strength of node to node connection, continuous (can be negative)</text:p>
      <text:p text:style-name="P1"><text:tab/><text:tab/><text:change-start text:change-id="ct94302755450560"/><text:span text:style-name="T2">M</text:span><text:change-end text:change-id="ct94302755450560"/>Z<text:change-start text:change-id="ct94302755451888"/><text:span text:style-name="T2">Z</text:span><text:change-end text:change-id="ct94302755451888"/>, determines if node is connected to output layer, binary, always 0 for nodes connected to input layer</text:p>
      <text:p text:style-name="P1"><text:tab/><text:tab/><text:change-start text:change-id="ct94302755452112"/><text:span text:style-name="T2">MZ</text:span><text:change-end text:change-id="ct94302755452112"/><text:change text:change-id="ct94302755452336"/>, determines importance of node for determining final trait(s), continuous (can be negative)</text:p>
      <text:p text:style-name="P1"><text:tab/>Final phenotype vector calculated using a linear sum of nodes connected to output layer (determined by Z matrix) weighted by z matrix<text:change-start text:change-id="ct94302742036256"/> <text:span text:style-name="T8">OK</text:span><text:change-end text:change-id="ct94302742036256"/></text:p>
      <text:p text:style-name="P1"><text:tab/><text:change-start text:change-id="ct94302755960288"/><text:span text:style-name="T1">NOT IMPLEMENTED </text:span><text:change-end text:change-id="ct94302755960288"/>Developmental stability criterion: after 20 steps calculates root mean square difference between expression vector at time t and t-1. If RMSD&gt;0.01 considered unstable and discarded</text:p>
      <text:p text:style-name="P1"><text:tab/>2 input nodes (cues), 2 output nodes (traits), 5 hidden nodes<text:change-start text:change-id="ct94302755936800"/> <text:span text:style-name="T1">NG=9 GENES</text:span><text:change-end text:change-id="ct94302755936800"/><text:change-start text:change-id="ct94302755966592"/><text:span text:style-name="T1">. OK</text:span><text:change-end text:change-id="ct94302755966592"/></text:p>
      <text:p text:style-name="P1"><text:tab/></text:p>
      <text:p text:style-name="P1"><text:tab/>Experiments 4-6 use instead linear activation function for hidden nodes:</text:p>
      <text:p text:style-name="P1"><text:tab/>Same number of nodes as RNN, but linear activation functions (avoids the evolution of complex GP mappings, can always evolve to new directions)</text:p>
      <text:p text:style-name="P1"/>
      <text:p text:style-name="P1">fitness function</text:p>
      <text:p text:style-name="P1"><text:tab/>Exponential fitness evaluation: fitness = exp(-dist/2 omega), where dist is euclidean distance between phenotype and optimum vector, and omega selection strength<text:change-start text:change-id="ct94302754253584"/> <text:s text:c="10"/>!! <text:span text:style-name="T7">I AM USING KOSTAS FITNESS ...</text:span> <text:change-end text:change-id="ct94302754253584"/></text:p>
      <text:p text:style-name="P1"><text:tab/>Develop and evaluate phenotype in each environment, then calculate average to determine average individual fitness <text:change-start text:change-id="ct94302719350096"/><text:span text:style-name="T7">OK</text:span><text:change-end text:change-id="ct94302719350096"/></text:p>
      <text:p text:style-name="P1"><text:tab/><text:tab/>assumes fast, reversible, cost-free plasticity and evenly distributed environments</text:p>
      <text:p text:style-name="P1"><text:tab/>Proportional fitness selection: individuals selected with prob = fitness/pop avg(fitness)</text:p>
      <text:p text:style-name="P1"><text:tab/>If new individuals have fitness 0 (unstable after 20 developmental time steps), re-select parent and repeat</text:p>
      <text:p text:style-name="P1"/>
      <text:p text:style-name="P1">variational mechanism</text:p>
      <text:p text:style-name="P1"><text:tab/>Population based simulation (1000 individuals)<text:change-start text:change-id="ct94302755451136"/>. <text:change-end text:change-id="ct94302755451136"/><text:change-start text:change-id="ct94302755287072"/><text:span text:style-name="T2">HILLCLIMBER FOR THE MOMENT. MORE YTHAN 2 INDIVIDUALS CAN BE IMPLEMENTED REDILY </text:span><text:change-end text:change-id="ct94302755287072"/><text:change-start text:change-id="ct94302755975152"/><text:span text:style-name="T2">(JUST CHANGE “P”) BUT SELECTION ALGORITHM BECOMES MORE COMPLICATED. IT CAN BE DONE BUT IT REQUIRES MORE TIME...</text:span><text:change-end text:change-id="ct94302755975152"/></text:p>
      <text:p text:style-name="P1"><text:tab/>Initialize population with random (small) weights on y and z matrices, select only starting individuals above a (low) fitness threshold <text:change-start text:change-id="ct94302755975376"/>.<text:span text:style-name="T2">OK</text:span><text:change-end text:change-id="ct94302755975376"/></text:p>
      <text:p text:style-name="P1"><text:tab/>Only Y and y matrices can mutate: this avoids linear evolution of the output connections (Z and z), which would by-pass RNN layers<text:change-start text:change-id="ct94302755875216"/> <text:span text:style-name="T9">I DO NOT UNDERSTAND HOW CAN THE SYSTEM EVOLVE IF THEY DO NOT MUTATE</text:span><text:change-end text:change-id="ct94302755875216"/></text:p>
      <text:p text:style-name="P1"><text:tab/>Mutations in each new individual are Poisson distributed (U = 0.02, but consider expressing as proportion of network size after Siegal2002)<text:change-start text:change-id="ct94302763016064"/> <text:span text:style-name="T9">OK</text:span><text:change-end text:change-id="ct94302763016064"/></text:p>
      <text:p text:style-name="P1"><text:tab/>Each new mutation can affect presence of connection (prob = a = 0.2) or connection weight (prob = 1-a = 0.8)</text:p>
      <text:p text:style-name="P1"><text:tab/>Mutations of Y matrix change elements from 0 to 1 or vice versa</text:p>
      <text:p text:style-name="P1"><text:soft-page-break/><text:tab/>Mutations on y matrix change weight by amount sampled from Gaussian with mean 0 and SD 0.5 (cp Siegal2002, where mutated weights are re-sampled from normal distribution)</text:p>
      <text:p text:style-name="P1"><text:tab/>Elements on y matrix mutate even if the corresponding Y element is 0, aka mutations affect inactive genes (cp Siegal2002, only active weights evolve)</text:p>
      <text:p text:style-name="P1"><text:tab/><text:change text:change-id="ct94302718690256"/></text:p>
      <text:p text:style-name="P1">indicators (what do we measure?):</text:p>
      <text:p text:style-name="P1"><text:tab/><text:change-start text:change-id="ct94302742071872"/><text:span text:style-name="T8">OK </text:span><text:change-end text:change-id="ct94302742071872"/>Fitness over time (population average, 95% confidence intervals and best individual)</text:p>
      <text:p text:style-name="P1"><text:tab/><text:change-start text:change-id="ct94302741877808"/><text:span text:style-name="T8">NOT IMPLEMENTED (HILL CLIMBER) </text:span><text:change-end text:change-id="ct94302741877808"/>Phenotypic variance/co-variance over time (record trait vector for each individual for each generation, then compute G matrix, see Draghi 2011)</text:p>
      <text:p text:style-name="P1"><text:tab/>mutational distribution: generate N-step mutants and record changes in phenotypes (M matrix, see Draghi 2011)</text:p>
      <text:p text:style-name="P1"><text:tab/><text:change text:change-id="ct94302719209984"/></text:p>
      <text:p text:style-name="P1"/>
      <text:p text:style-name="P1">Experimental set-up</text:p>
      <text:p text:style-name="P1">Experiment 1: evolve to solve problem A (set fitness threshold to determine if solution is reached). Then switch to problem B and check how long it takes to evolve new solution</text:p>
      <text:p text:style-name="P1">Experiment 2: same as Experiment 1 but now evolve to problem B and then switch to A</text:p>
      <text:p text:style-name="P1">Experiment 3: evolve to problem B, then switch to another class B problem (different phenotypic values, still proportional to each other)</text:p>
      <text:p text:style-name="P1"/>
      <text:p text:style-name="P1">Experiments 4-6: Same as 1-3, but model using linear perceptron instead of RNN (linear GP maps instead of evolvable mappings)</text:p>
      <text:p text:style-name="P1"/>
      <text:p text:style-name="P1">Future development:</text:p>
      <text:p text:style-name="P1"><text:tab/>Contrast with model using randomized inputs instead of logical input/output matching functions (generative rather than discriminative, non-plastic)</text:p>
      <text:p text:style-name="P1"/>
      <text:p text:style-name="P1">expected outcomes for each (see indicators)</text:p>
      <text:p text:style-name="P1">Experiment 1 and 2 should show that evolving solution to either problem is fast, but going from one to the other is HARD (long time etc)</text:p>
      <text:p text:style-name="P1">Experiment 3 should show that going from a class B problem to another class B problem is fast</text:p>
      <text:p text:style-name="P1"/>
      <text:p text:style-name="P1">Also important: measuring phenotypic distributions after solving first and second problem in the series: </text:p>
      <text:p text:style-name="P1">this should show that phenotypic distributions evolve quickly when reaching the first problem, but remain the same when going towards new problems</text:p>
      <text:p text:style-name="P1">For problem class A, mutational variation should generate two ellipsoids parallel to variable trait</text:p>
      <text:p text:style-name="P1">For problem class B, mutational variation should generate two ellipsoids aligned with trait proportions</text:p>
      <text:p text:style-name="P1"/>
      <text:p text:style-name="P1">Experiments 4-6 should be able to reach all problems from any point since they do not accumulate irreversible biases. </text:p>
      <text:p text:style-name="P1">Times to reach problems within the same class should also remain similar, despite being already evolved. </text:p>
      <text:p text:style-name="P1">Mutational distribution should generate a single ellipsoid, aligned with variable trait (class A) or trait proportionality (class B)</text:p>
      <text:p text:style-name="P1">Important: the mutational distribution should always re-align to the last problem solv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3:32.445669596</meta:creation-date>
    <dc:date>2018-08-03T15:46:55.267890028</dc:date>
    <meta:editing-duration>PT1H21M3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67" meta:word-count="965" meta:character-count="6397" meta:non-whitespace-character-count="5388"/>
  </office:meta>
</office:document-meta>
</file>